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ypeValidator.formatDoubl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TypeValidator.formatDate( String value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enericTypeValidator.formatLong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TypeValidator.formatInt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TypeValidator.formatDate( String value , String datePattern , boolean stri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nericTypeValidator.formatLong( String valu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icTypeValidator.formatShort( String valu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icTypeValidator.formatDouble( String valu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TypeValidator.formatByte( String valu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icTypeValidator.formatShort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TypeValidator.formatInt( String valu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icTypeValidator.formatFloat( String valu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TypeValidator.formatByt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TypeValidator.formatFloat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TypeValidator.formatCreditCard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